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Point2.setBatchNumber( int batch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get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setPoint( Point 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getBatch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PointArr( Point [ ] point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579.test_for_issu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579.getRandomIndex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2579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getPointA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StrA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PointA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StrArr( String [ ] str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Id( UU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setPointArr( Point [ ] point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BatchNumber( int batch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setPoint( Point 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1.getBatch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2579.getString( int batchNumber ,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ssue2579.run_test( String class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yPoint2.getStrA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setId( UU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Point2.setStrArr( String [ ] str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